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272" officeooo:paragraph-rsid="001a9272"/>
    </style:style>
    <style:style style:name="P2" style:family="paragraph" style:parent-style-name="Standard">
      <style:text-properties officeooo:rsid="001abcc0" officeooo:paragraph-rsid="001abc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line 1</text:p>
      <text:p text:style-name="P1"/>
      <text:p text:style-name="P2">This is line 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4T11:00:19.981565654</meta:creation-date>
    <dc:date>2020-06-14T11:08:40.100591539</dc:date>
    <meta:editing-duration>PT8M20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2" meta:word-count="8" meta:character-count="28" meta:non-whitespace-character-count="22"/>
  </office:meta>
</office:document-meta>
</file>